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063in"/>
    </style:style>
    <style:style style:name="co3" style:family="table-column">
      <style:table-column-properties fo:break-before="auto" style:column-width="4.4244in"/>
    </style:style>
    <style:style style:name="co4" style:family="table-column">
      <style:table-column-properties fo:break-before="auto" style:column-width="2.4575in"/>
    </style:style>
    <style:style style:name="co5" style:family="table-column">
      <style:table-column-properties fo:break-before="auto" style:column-width="1.6602in"/>
    </style:style>
    <style:style style:name="co6" style:family="table-column">
      <style:table-column-properties fo:break-before="auto" style:column-width="1.5618in"/>
    </style:style>
    <style:style style:name="co7" style:family="table-column">
      <style:table-column-properties fo:break-before="auto" style:column-width="1.03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1" style:font-size-asian="12pt" style:font-style-asian="normal" style:font-weight-asian="normal" style:font-name-complex="Times New Roman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1" style:font-size-asian="12pt" style:language-asian="ja" style:country-asian="JP" style:font-style-asian="normal" style:font-weight-asian="normal" style:font-name-complex="Times New Roman" style:font-size-complex="6.80000019073486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1" style:font-size-asian="12pt" style:font-style-asian="normal" style:font-weight-asian="normal" style:font-name-complex="Times New Roman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7"/>
        <table:table-column table:style-name="co1" table:number-columns-repeated="22" table:default-cell-style-name="ce7"/>
        <table:table-row table:style-name="ro1" table:number-rows-repeated="3">
          <table:table-cell/>
          <table:table-cell table:style-name="Default" table:number-columns-repeated="28"/>
        </table:table-row>
        <table:table-row table:style-name="ro1">
          <table:table-cell/>
          <table:table-cell table:style-name="Default" office:value-type="string">
            <text:p>Project:</text:p>
          </table:table-cell>
          <table:table-cell table:style-name="Default" office:value-type="string">
            <text:p>flasky web page</text:p>
          </table:table-cell>
          <table:table-cell table:style-name="Default" table:number-columns-repeated="26"/>
        </table:table-row>
        <table:table-row table:style-name="ro1">
          <table:table-cell/>
          <table:table-cell table:style-name="Default" office:value-type="string">
            <text:p>URL:</text:p>
          </table:table-cell>
          <table:table-cell table:style-name="ce2" office:value-type="string">
            <text:p><text:a xlink:href="https://myherokuweb.herokuapp.com/auth/login">https://myherokuweb.herokuapp.com/auth/login</text:a></text:p>
          </table:table-cell>
          <table:table-cell table:style-name="Default" table:number-columns-repeated="26"/>
        </table:table-row>
        <table:table-row table:style-name="ro1">
          <table:table-cell/>
          <table:table-cell table:style-name="Default" office:value-type="string">
            <text:p>Tester:</text:p>
          </table:table-cell>
          <table:table-cell table:style-name="Default" office:value-type="string">
            <text:p>Andrius_Bai</text:p>
          </table:table-cell>
          <table:table-cell table:style-name="Default" table:number-columns-repeated="26"/>
        </table:table-row>
        <table:table-row table:style-name="ro1">
          <table:table-cell/>
          <table:table-cell table:style-name="Default" office:value-type="string">
            <text:p>Date:</text:p>
          </table:table-cell>
          <table:table-cell table:style-name="ce3" office:value-type="date" office:date-value="2019-08-01">
            <text:p>08/01/19</text:p>
          </table:table-cell>
          <table:table-cell table:style-name="Default" table:number-columns-repeated="26"/>
        </table:table-row>
        <table:table-row table:style-name="ro1">
          <table:table-cell/>
          <table:table-cell table:style-name="Default"/>
          <table:table-cell table:style-name="ce3"/>
          <table:table-cell table:style-name="Default" table:number-columns-repeated="26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3"/>
        </table:table-row>
        <table:table-row table:style-name="ro1">
          <table:table-cell table:number-columns-repeated="3"/>
          <table:table-cell table:style-name="ce1" office:value-type="string">
            <text:p>Test plan in document:</text:p>
          </table:table-cell>
          <table:table-cell table:style-name="ce1"/>
          <table:table-cell table:style-name="ce1" office:value-type="string">
            <text:p>web_test_ver2.doc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1" office:value-type="string">
            <text:p>Test plan in document link:</text:p>
          </table:table-cell>
          <table:table-cell table:style-name="ce1"/>
          <table:table-cell table:style-name="ce1" office:value-type="string">
            <text:p>https://github.com/Fumitus/flasky/tree/master/manual_testing 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3"/>
        </table:table-row>
        <table:table-row table:style-name="ro2">
          <table:table-cell table:number-columns-repeated="3"/>
          <table:table-cell table:style-name="ce5" office:value-type="string" table:number-columns-spanned="3" table:number-rows-spanned="1">
            <text:p>Requirement checked in folowing test</text:p>
          </table:table-cell>
          <table:covered-table-cell table:number-columns-repeated="2"/>
          <table:table-cell table:number-columns-repeated="23"/>
        </table:table-row>
        <table:table-row table:style-name="ro3">
          <table:table-cell/>
          <table:table-cell office:value-type="string">
            <text:p>User requirements</text:p>
          </table:table-cell>
          <table:table-cell table:number-columns-repeated="4"/>
          <table:table-cell table:style-name="ce8"/>
          <table:table-cell table:style-name="ce10"/>
          <table:table-cell table:style-name="ce11" table:number-columns-repeated="11"/>
          <table:table-cell table:style-name="ce10"/>
          <table:table-cell table:style-name="ce11" table:number-columns-repeated="9"/>
        </table:table-row>
        <table:table-row table:style-name="ro1">
          <table:table-cell/>
          <table:table-cell office:value-type="string">
            <text:p>Req.</text:p>
          </table:table-cell>
          <table:table-cell table:style-name="ce4" office:value-type="string">
            <text:p>Software functionality</text:p>
          </table:table-cell>
          <table:table-cell table:number-columns-repeated="3"/>
          <table:table-cell table:style-name="ce9" table:number-columns-repeated="2"/>
          <table:table-cell table:number-columns-repeated="21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Only authenticated users can create blog message</text:p>
          </table:table-cell>
          <table:table-cell office:value-type="string">
            <text:p>6.3 – Confirmed new user tests</text:p>
          </table:table-cell>
          <table:table-cell table:number-columns-repeated="2"/>
          <table:table-cell table:style-name="ce9" table:number-columns-repeated="2"/>
          <table:table-cell table:number-columns-repeated="10"/>
          <table:table-cell table:number-columns-repeated="2"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Only authenticated users can comment blog message</text:p>
          </table:table-cell>
          <table:table-cell office:value-type="string">
            <text:p>6.3 – Confirmed new user tests</text:p>
          </table:table-cell>
          <table:table-cell table:number-columns-repeated="2"/>
          <table:table-cell table:style-name="ce9" table:number-columns-repeated="2"/>
          <table:table-cell table:number-columns-repeated="11"/>
          <table:table-cell office:value-type="string">
            <text:p>X</text:p>
          </table:table-cell>
          <table:table-cell table:number-columns-repeated="9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Users should have three levels of rights</text:p>
          </table:table-cell>
          <table:table-cell office:value-type="string">
            <text:p>10.1 – User by default is created with User access writes</text:p>
          </table:table-cell>
          <table:table-cell office:value-type="string">
            <text:p>10.2 – User with Role User</text:p>
          </table:table-cell>
          <table:table-cell/>
          <table:table-cell table:style-name="ce9" table:number-columns-repeated="2"/>
          <table:table-cell table:number-columns-repeated="21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User level – can create messages and comment it</text:p>
          </table:table-cell>
          <table:table-cell office:value-type="string">
            <text:p>10.2 – User with Role User</text:p>
          </table:table-cell>
          <table:table-cell table:number-columns-repeated="2"/>
          <table:table-cell table:style-name="ce9" table:number-columns-repeated="2"/>
          <table:table-cell table:number-columns-repeated="21"/>
        </table:table-row>
        <table:table-row table:style-name="ro1" table:number-rows-repeated="2">
          <table:table-cell table:number-columns-repeated="6"/>
          <table:table-cell table:style-name="ce9" table:number-columns-repeated="2"/>
          <table:table-cell table:number-columns-repeated="21"/>
        </table:table-row>
        <table:table-row table:style-name="ro2">
          <table:table-cell table:number-columns-repeated="3"/>
          <table:table-cell office:value-type="string">
            <text:p>10.3 – User with Role Administrator</text:p>
          </table:table-cell>
          <table:table-cell table:number-columns-repeated="2"/>
          <table:table-cell table:style-name="ce9" table:number-columns-repeated="2"/>
          <table:table-cell table:number-columns-repeated="21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Moderator can disable comments</text:p>
          </table:table-cell>
          <table:table-cell office:value-type="string">
            <text:p>10.4 – User with Role Moderator</text:p>
          </table:table-cell>
          <table:table-cell table:number-columns-repeated="2"/>
          <table:table-cell table:style-name="ce9" table:number-columns-repeated="2"/>
          <table:table-cell table:number-columns-repeated="21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Moderator can disable blog message</text:p>
          </table:table-cell>
          <table:table-cell office:value-type="string">
            <text:p>Issue No.1</text:p>
          </table:table-cell>
          <table:table-cell table:number-columns-repeated="2"/>
          <table:table-cell table:style-name="ce9" table:number-columns-repeated="2"/>
          <table:table-cell table:number-columns-repeated="21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Administrator can disable comments</text:p>
          </table:table-cell>
          <table:table-cell office:value-type="string">
            <text:p>10.3 – User with Role Administrator</text:p>
          </table:table-cell>
          <table:table-cell table:number-columns-repeated="2"/>
          <table:table-cell table:style-name="ce9" table:number-columns-repeated="2"/>
          <table:table-cell table:number-columns-repeated="21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Administrator can disable message</text:p>
          </table:table-cell>
          <table:table-cell office:value-type="string">
            <text:p>Issue No.1</text:p>
          </table:table-cell>
          <table:table-cell table:number-columns-repeated="2"/>
          <table:table-cell table:style-name="ce9" table:number-columns-repeated="2"/>
          <table:table-cell table:number-columns-repeated="21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Administrator can change user level</text:p>
          </table:table-cell>
          <table:table-cell office:value-type="string">
            <text:p>10.3 – User with Role Administrator</text:p>
          </table:table-cell>
          <table:table-cell table:number-columns-repeated="2"/>
          <table:table-cell table:style-name="ce9" table:number-columns-repeated="2"/>
          <table:table-cell table:number-columns-repeated="21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Administrator can change user personal info</text:p>
          </table:table-cell>
          <table:table-cell office:value-type="string">
            <text:p>10.3 – User with Role Administrator</text:p>
          </table:table-cell>
          <table:table-cell table:number-columns-repeated="2"/>
          <table:table-cell table:style-name="ce9" table:number-columns-repeated="2"/>
          <table:table-cell table:number-columns-repeated="2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Login name should be email address</text:p>
          </table:table-cell>
          <table:table-cell office:value-type="string">
            <text:p>7.1 – Login tests</text:p>
          </table:table-cell>
          <table:table-cell office:value-type="string">
            <text:p>11.1 – Uniqe Email for new user registration</text:p>
          </table:table-cell>
          <table:table-cell/>
          <table:table-cell table:style-name="ce9" table:number-columns-repeated="2"/>
          <table:table-cell table:number-columns-repeated="21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Login password should be encrypted</text:p>
          </table:table-cell>
          <table:table-cell office:value-type="string">
            <text:p>Issue No.2</text:p>
          </table:table-cell>
          <table:table-cell table:number-columns-repeated="2"/>
          <table:table-cell table:style-name="ce9" table:number-columns-repeated="2"/>
          <table:table-cell table:number-columns-repeated="21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1"/>
        </table:table-row>
        <table:table-row table:style-name="ro2">
          <table:table-cell/>
          <table:table-cell office:value-type="string">
            <text:p>Req.</text:p>
          </table:table-cell>
          <table:table-cell table:style-name="ce4" office:value-type="string">
            <text:p>Software functionality</text:p>
          </table:table-cell>
          <table:table-cell table:style-name="ce5" office:value-type="string" table:number-columns-spanned="3" table:number-rows-spanned="1">
            <text:p>Requirement checked in folowing test</text:p>
          </table:table-cell>
          <table:covered-table-cell table:number-columns-repeated="2"/>
          <table:table-cell table:number-columns-repeated="2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After registration user must get email with a link to confirm account</text:p>
          </table:table-cell>
          <table:table-cell office:value-type="string">
            <text:p>6.1 – New User registration procedure</text:p>
          </table:table-cell>
          <table:table-cell table:number-columns-repeated="25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Only confirmed users can create new blog message</text:p>
          </table:table-cell>
          <table:table-cell office:value-type="string">
            <text:p>6.2 – Not confirmed users can view posts</text:p>
          </table:table-cell>
          <table:table-cell office:value-type="string">
            <text:p>6.3 – Confirmed new user tests</text:p>
          </table:table-cell>
          <table:table-cell table:number-columns-repeated="24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Only confirmed users can comment a message</text:p>
          </table:table-cell>
          <table:table-cell office:value-type="string">
            <text:p>6.3 – Confirmed new user tests</text:p>
          </table:table-cell>
          <table:table-cell table:number-columns-repeated="25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All connected to web can read blog</text:p>
          </table:table-cell>
          <table:table-cell office:value-type="string">
            <text:p>10.2 – User with Role User</text:p>
          </table:table-cell>
          <table:table-cell table:number-columns-repeated="2" office:value-type="string">
            <text:p>10.3 – User with Role Administrator</text:p>
          </table:table-cell>
          <table:table-cell table:number-columns-repeated="23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Only confirmed users can follow other users</text:p>
          </table:table-cell>
          <table:table-cell table:number-columns-repeated="3" office:value-type="string">
            <text:p>Not checked</text:p>
          </table:table-cell>
          <table:table-cell table:number-columns-repeated="23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Only confirmed users can filter followed users messages</text:p>
          </table:table-cell>
          <table:table-cell table:number-columns-repeated="3" office:value-type="string">
            <text:p>Not checked</text:p>
          </table:table-cell>
          <table:table-cell table:number-columns-repeated="23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Web should have Home page for posts</text:p>
          </table:table-cell>
          <table:table-cell office:value-type="string">
            <text:p>2.2 - Press "Home" button</text:p>
          </table:table-cell>
          <table:table-cell office:value-type="string">
            <text:p>2.3 - Press "Home" button</text:p>
          </table:table-cell>
          <table:table-cell table:number-columns-repeated="24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Web should have About page</text:p>
          </table:table-cell>
          <table:table-cell office:value-type="string">
            <text:p>3.2 - Press "About" button</text:p>
          </table:table-cell>
          <table:table-cell table:number-columns-repeated="25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Web should have Log In button</text:p>
          </table:table-cell>
          <table:table-cell office:value-type="string">
            <text:p>4.3 - Press "Login" button</text:p>
          </table:table-cell>
          <table:table-cell table:number-columns-repeated="25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For registered users web should have allow to change email</text:p>
          </table:table-cell>
          <table:table-cell office:value-type="string">
            <text:p>10.2 – User with Role User</text:p>
          </table:table-cell>
          <table:table-cell office:value-type="string">
            <text:p>10.3 – User with Role Administrator</text:p>
          </table:table-cell>
          <table:table-cell office:value-type="string">
            <text:p>10.4 – User with Role Moderator</text:p>
          </table:table-cell>
          <table:table-cell table:number-columns-repeated="23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For registered users web should have allow to change personal info</text:p>
          </table:table-cell>
          <table:table-cell office:value-type="string">
            <text:p>10.2 – User with Role User</text:p>
          </table:table-cell>
          <table:table-cell office:value-type="string">
            <text:p>10.3 – User with Role Administrator</text:p>
          </table:table-cell>
          <table:table-cell office:value-type="string">
            <text:p>10.4 – User with Role Moderator</text:p>
          </table:table-cell>
          <table:table-cell table:number-columns-repeated="23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For registered users web should have allow to change post</text:p>
          </table:table-cell>
          <table:table-cell office:value-type="string">
            <text:p>10.2 – User with Role User</text:p>
          </table:table-cell>
          <table:table-cell office:value-type="string">
            <text:p>10.3 – User with Role Administrator</text:p>
          </table:table-cell>
          <table:table-cell office:value-type="string">
            <text:p>10.4 – User with Role Moderator</text:p>
          </table:table-cell>
          <table:table-cell table:number-columns-repeated="23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For registered users web should have allow to change password</text:p>
          </table:table-cell>
          <table:table-cell office:value-type="string">
            <text:p>8.1 – Reset password tests</text:p>
          </table:table-cell>
          <table:table-cell table:number-columns-repeated="2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2">08/22/2019</text:date>, <text:time>21:5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2M12S</meta:editing-duration>
    <meta:editing-cycles>56</meta:editing-cycles>
    <meta:generator>OpenOffice/4.1.6$Win32 OpenOffice.org_project/416m1$Build-9790</meta:generator>
    <dc:date>2019-08-22T21:56:44.10</dc:date>
    <dc:creator>Andrius Bai</dc:creator>
    <meta:document-statistic meta:table-count="3" meta:cell-count="114" meta:object-count="0"/>
    <meta:user-defined meta:name="Info 1"/>
    <meta:user-defined meta:name="Info 2"/>
    <meta:user-defined meta:name="Info 3"/>
    <meta:user-defined meta:name="Info 4"/>
  </office:meta>
</office:document-meta>
</file>